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0b0" officeooo:paragraph-rsid="000a30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jgnxb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5:10:11.121138620</meta:creation-date>
    <dc:date>2025-03-14T15:10:27.524249178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4.2.7.2$Linux_X86_64 LibreOffice_project/420$Build-2</meta:generator>
  </office:meta>
</office:document-meta>
</file>